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5231" officeooo:paragraph-rsid="00085231"/>
    </style:style>
    <style:style style:name="P2" style:family="paragraph" style:parent-style-name="Standard">
      <style:text-properties fo:language="es" fo:country="ES" officeooo:rsid="00085231" officeooo:paragraph-rsid="0008523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ma 4 Ejercicios Prácticos</text:p>
      <text:p text:style-name="P1">5. Contrato de Fraude de ley: es un contrato que se utiliza con una finalidad y luego se le da otra, se hace con la intención de engañar.</text:p>
      <text:p text:style-name="P1">EJ: Contrato por circunstancias de la producción, va enlazando contrato por circunstancias de la producción de la producción con diferentes razones sociales, te contrata 6 meses y te despide 6 meses, si pasado 12 meses no te contrata es fraude de ley.</text:p>
      <text:p text:style-name="P1"/>
      <text:p text:style-name="P2"><text:bookmark text:name="result_box"/>6. Indica a qué indemnización tendrá derecho el trabajador que finalice alguno de estos contratos:<text:line-break/>- Obra y Servicio<text:line-break/>- Circunstancias de la producción<text:line-break/>- Interinidad<text:line-break/>- Indefinido</text:p>
      <text:p text:style-name="P2"/>
      <text:p text:style-name="P2">Pagina 57, Guías contratos PDF.</text:p>
      <text:p text:style-name="P2">8 días hasta diciembre del 2011, 12 días para contratos formalizados en 2015 para los contratos temporales, obras y servicios y circunstancias de la producción.</text:p>
      <text:p text:style-name="P2"/>
      <text:p text:style-name="P2">•<text:tab/> Ocho días de salario por cada año de servicio para los contratos temporales celebrados hasta el 31 de diciembre de 2011.</text:p>
      <text:p text:style-name="P2">•<text:tab/> Nueve días de salario por cada año de servicio para los contratos temporales celebrados a partir del 1 de enero de 2012.</text:p>
      <text:p text:style-name="P2">•<text:tab/> Diez días de salario por cada año de servicio para los contratos temporales celebrados a partir del 1 de enero de 2013.</text:p>
      <text:p text:style-name="P2">•<text:tab/> Once días de salario por cada año de servicio para los contratos temporales celebrados a partir del 1 de enero de 2014.</text:p>
      <text:p text:style-name="P2">•<text:tab/> Doce días de salario por cada año de servicio para los contratos temporales celebrados a partir del 1 de enero de 2015.</text:p>
      <text:p text:style-name="P2"/>
      <text:p text:style-name="P2"><text:bookmark text:name="result_box1"/>7. Jaime ha pedido y se le ha concedido, una reducción de la mitad de su jornada para cuidar de su hija de un año, la duración de la que es hasta que la muñeca haga ocho años. Por ello, la empresa se está planteando de contratar a alguien que cubra la media jornada que Jaume ha dejado libre, pero cree que no puede celebrar un contrato de interinidad por que sus asesores, consultando la ley, han visto que <text:s/>debía celebrarse a jornada completa.<text:line-break/>¿Crees que la empresa ha sido bien asesorada? ¿Por qué?</text:p>
      <text:p text:style-name="P2"/>
      <text:p text:style-name="P2">Si, se puede hacer, por que los tipos de contrato ponen que se puede hacer, en este caso se puede hacer por que cubre un contrato a media jornada.</text:p>
      <text:p text:style-name="P2">La duración del contrato de interinidad será la del tiempo que dure la ausencia del trabajador sustituido con derecho a la reserva del puesto de trabajo.</text:p>
      <text:p text:style-name="P2"/>
      <text:p text:style-name="P2"/>
      <text:p text:style-name="P2"/>
      <text:p text:style-name="P2"/>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1T20:20:25.858293928</meta:creation-date>
    <dc:date>2016-01-11T20:58:07.586299648</dc:date>
    <meta:editing-duration>PT22M31S</meta:editing-duration>
    <meta:editing-cycles>1</meta:editing-cycles>
    <meta:document-statistic meta:table-count="0" meta:image-count="0" meta:object-count="0" meta:page-count="1" meta:paragraph-count="14" meta:word-count="395" meta:character-count="2199" meta:non-whitespace-character-count="1808"/>
    <meta:generator>LibreOffice/4.2.8.2$Linux_X86_64 LibreOffice_project/420m0$Build-2</meta:generator>
  </office:meta>
</office:document-meta>
</file>